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9000000FD827A75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10.83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1.753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3.503cm" fo:min-width="8.1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3.042cm" svg:height="7.258cm" svg:x="-0.06cm" svg:y="-0.175cm">
            <draw:image xlink:href="Pictures/10000000000001B9000000FD827A759A.png" xlink:type="simple" xlink:show="embed" xlink:actuate="onLoad" draw:mime-type="image/png">
              <text:p/>
            </draw:image>
          </draw:frame>
          <draw:custom-shape draw:style-name="gr3" draw:text-style-name="P2" draw:layer="layout" svg:width="11.417cm" svg:height="0.583cm" svg:x="1.166cm" svg:y="1.0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333cm" svg:height="0.5cm" svg:x="1.167cm" svg:y="1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8.75cm" svg:height="3.833cm" svg:x="1cm" svg:y="2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1:45:03.250953953</dc:date>
    <meta:editing-duration>PT4M</meta:editing-duration>
    <meta:editing-cycles>1</meta:editing-cycles>
    <meta:generator>LibreOffice/24.2.6.2$Linux_X86_64 LibreOffice_project/420$Build-2</meta:generator>
    <meta:document-statistic meta:object-count="5"/>
  </office:meta>
</office:document-meta>
</file>